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fo:language="en" fo:country="US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LAB 3 – STAR<text:s/>TOPOLOGY IMPLEMENTATION</text:p>
      <text:p text:style-name="Standard"/>
      <text:p text:style-name="Standard"/>
      <text:p text:style-name="P2">Overview</text:p>
      <text:p text:style-name="Standard"/>
      <text:p text:style-name="Standard">Objective is to implement a star<text:s/>topology using NS2.</text:p>
      <text:p text:style-name="Standard"/>
      <text:p text:style-name="P3">Steps</text:p>
      <text:p text:style-name="Standard"/>
      <text:p text:style-name="Standard">1) Create a simulator object.</text:p>
      <text:p text:style-name="Standard">2) Define different colors for data flows<text:s/>yellow and red(for NAM)</text:p>
      <text:p text:style-name="Standard">3) Define a 'finish' procedure</text:p>
      <text:p text:style-name="Standard">4) Create six nodes n0 to n5</text:p>
      <text:p text:style-name="Standard">5) Create links between the nodes</text:p>
      <text:p text:style-name="Standard">6) Set Queue Size of link (n2-n3) to 50</text:p>
      <text:p text:style-name="Standard">7) Orient the link to right</text:p>
      <text:p text:style-name="Standard">9) Setup a TCP connection</text:p>
      <text:p text:style-name="Standard">12) Setup a CBR over TCP connection</text:p>
      <text:p text:style-name="Standard">13) Schedule events for the CBR agents</text:p>
      <text:p text:style-name="Standard">14) Detach tcp and sink agents</text:p>
      <text:p text:style-name="Standard">17) Run the simulation.</text:p>
      <text:p text:style-name="Standard"/>
      <text:p text:style-name="P4">Key Commands</text:p>
      <text:p text:style-name="Standard"/>
      <text:p text:style-name="Standard">set - assigning values</text:p>
      <text:p text:style-name="Standard">proc - defining procedure</text:p>
      <text:p text:style-name="Standard">ns duplex-link - <text:s/>creates two simplex links of specified bandwidth and delay, and connects the two<text:s/>specified nodes</text:p>
      <text:p text:style-name="Standard">droptail -<text:s/><text:span text:style-name="T5">setting the maximum queue length for each queue, accepting incoming packets until the maximum length is reached</text:span></text:p>
      <text:p text:style-name="Standard">ns attach-agent - attaches an agent object created to a node object</text:p>
      <text:p text:style-name="Standard">tcp,cbr - commands for setting up respective connections</text:p>
      <text:p text:style-name="Standard">puts - print OP</text:p>
      <text:p text:style-name="Standard"/>
      <text:p text:style-name="P6">References</text:p>
      <text:p text:style-name="P7"/>
      <text:p text:style-name="Standard">https://github.com/RagulSid/NS2-Topologie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KHIL</dc:creator>
    <meta:creation-date>2022-11-18T17:21:00Z</meta:creation-date>
    <dc:date>2022-11-24T18:09:00Z</dc:date>
    <meta:template xlink:href="Normal" xlink:type="simple"/>
    <meta:editing-cycles>3</meta:editing-cycles>
    <meta:editing-duration>PT480S</meta:editing-duration>
    <meta:document-statistic meta:page-count="1" meta:paragraph-count="2" meta:word-count="152" meta:character-count="1021" meta:row-count="7" meta:non-whitespace-character-count="871"/>
  </office:meta>
</office:document-meta>
</file>